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actures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Factures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53" table:default-cell-style-name="Default"/>
        <table:table-column table:style-name="co2" table:number-columns-repeated="767" table:default-cell-style-name="Default"/>
        <table:table-row table:style-name="ro1">
          <table:table-cell office:value-type="string">
            <text:p>ID_Facture</text:p>
          </table:table-cell>
          <table:table-cell table:style-name="ce1" office:value-type="string">
            <text:p>Date</text:p>
          </table:table-cell>
          <table:table-cell office:value-type="string">
            <text:p>ID_Client</text:p>
          </table:table-cell>
          <table:table-cell office:value-type="string">
            <text:p>ID_Vendeu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0"/>
        </table:table-row>
      </table:table>
      <table:named-expressions>
        <table:named-range table:name="Factures" table:base-cell-address="$Factures.$A$1" table:cell-range-address="$Factures.$A$1:.$D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10/03/2009</text:date>, <text:time>23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es" style:display-name="PageStyle_Fac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0T23:07:57.21</dc:date>
    <meta:document-statistic meta:table-count="1" meta:cell-count="46" meta:object-count="0"/>
    <meta:generator>OpenOffice.org/3.0$Win32 OpenOffice.org_project/300m15$Build-9379</meta:generator>
  </office:meta>
</office:document-meta>
</file>